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bec" officeooo:paragraph-rsid="00023bec"/>
    </style:style>
    <style:style style:name="P2" style:family="paragraph" style:parent-style-name="Standard">
      <style:text-properties fo:font-size="14pt" officeooo:rsid="00023bec" officeooo:paragraph-rsid="00023bec" style:font-size-asian="12.25pt" style:font-size-complex="14pt"/>
    </style:style>
    <style:style style:name="P3" style:family="paragraph" style:parent-style-name="Standard">
      <style:text-properties fo:font-size="14pt" officeooo:rsid="0003027b" officeooo:paragraph-rsid="0003027b" style:font-size-asian="12.25pt" style:font-size-complex="14pt"/>
    </style:style>
    <style:style style:name="P4" style:family="paragraph" style:parent-style-name="Standard">
      <style:text-properties officeooo:paragraph-rsid="0003027b"/>
    </style:style>
    <style:style style:name="P5" style:family="paragraph" style:parent-style-name="Standard">
      <style:text-properties fo:font-size="18pt" fo:font-weight="bold" officeooo:rsid="00023bec" officeooo:paragraph-rsid="00023bec" style:font-size-asian="18pt" style:font-weight-asian="bold" style:font-size-complex="18pt" style:font-weight-complex="bold"/>
    </style:style>
    <style:style style:name="T1" style:family="text">
      <style:text-properties fo:font-size="14pt" officeooo:rsid="0003027b" style:font-size-asian="12.25pt" style:font-size-complex="14pt"/>
    </style:style>
    <style:style style:name="T2" style:family="text">
      <style:text-properties fo:font-size="14pt" officeooo:rsid="00042d67" style:font-size-asian="12.25pt" style:font-size-complex="14pt"/>
    </style:style>
    <style:style style:name="T3" style:family="text">
      <style:text-properties fo:font-size="14pt" officeooo:rsid="00067b52" style:font-size-asian="12.25pt" style:font-size-complex="14pt"/>
    </style:style>
    <style:style style:name="T4" style:family="text">
      <style:text-properties fo:font-size="14pt" officeooo:rsid="0007aaf9" style:font-size-asian="12.25pt" style:font-size-complex="14pt"/>
    </style:style>
    <style:style style:name="T5" style:family="text">
      <style:text-properties fo:font-size="14pt" officeooo:rsid="00057293" style:font-size-asian="12.25pt" style:font-size-complex="14pt"/>
    </style:style>
    <style:style style:name="T6" style:family="text">
      <style:text-properties fo:font-size="14pt" fo:font-weight="bold" officeooo:rsid="0007aaf9" style:font-size-asian="12.25pt" style:font-weight-asian="bold" style:font-size-complex="14pt" style:font-weight-complex="bold"/>
    </style:style>
    <style:style style:name="T7" style:family="text">
      <style:text-properties fo:font-size="14pt" fo:font-weight="normal" officeooo:rsid="0007aaf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ture tenses – practice sentences</text:p>
      <text:p text:style-name="P1"/>
      <text:p text:style-name="P2"/>
      <text:p text:style-name="P4"><text:span text:style-name="T1">1) Are you sure they </text:span><text:span text:style-name="T6">will go</text:span><text:span text:style-name="T4"> </text:span><text:span text:style-name="T1">(go) to football practice?</text:span></text:p>
      <text:p text:style-name="P3"/>
      <text:p text:style-name="P4"><text:span text:style-name="T1">2) He <text:tab/></text:span><text:span text:style-name="T6">isn’t going to take</text:span><text:span text:style-name="T4"> </text:span><text:span text:style-name="T1">(not, take) the job offer.</text:span></text:p>
      <text:p text:style-name="P3"/>
      <text:p text:style-name="P4"><text:span text:style-name="T1">3) She </text:span><text:span text:style-name="T6">is taking</text:span><text:span text:style-name="T4"> </text:span><text:span text:style-name="T1">(</text:span><text:span text:style-name="T2">take) the bus instead of the train today.</text:span></text:p>
      <text:p text:style-name="P3"/>
      <text:p text:style-name="P4"><text:span text:style-name="T1">4) </text:span><text:span text:style-name="T2">The bus </text:span><text:span text:style-name="T6">departs</text:span><text:span text:style-name="T4"> </text:span><text:span text:style-name="T2">(</text:span><text:span text:style-name="T3">depart</text:span><text:span text:style-name="T2">) today at 8 a.m.</text:span></text:p>
      <text:p text:style-name="P3"/>
      <text:p text:style-name="P4"><text:span text:style-name="T1">5) </text:span><text:span text:style-name="T5">Tom </text:span><text:span text:style-name="T6">is driving</text:span><text:span text:style-name="T4"> </text:span><text:span text:style-name="T5">(drive) to London tomorrow.</text:span></text:p>
      <text:p text:style-name="P3"/>
      <text:p text:style-name="P4"><text:span text:style-name="T1">6) </text:span><text:span text:style-name="T5">We </text:span><text:span text:style-name="T6">are going to fly</text:span><text:span text:style-name="T4"> </text:span><text:span text:style-name="T5">(fly) to Austria next year.</text:span></text:p>
      <text:p text:style-name="P3"/>
      <text:p text:style-name="P4"><text:span text:style-name="T1">7) </text:span><text:span text:style-name="T5">She thinks </text:span><text:span text:style-name="T6">it will rain</text:span><text:span text:style-name="T4"> </text:span><text:span text:style-name="T5">(rain) later today.</text:span></text:p>
      <text:p text:style-name="P3"/>
      <text:p text:style-name="P4"><text:span text:style-name="T1">8) </text:span><text:span text:style-name="T5">The tour </text:span><text:span text:style-name="T6">won’t take</text:span><text:span text:style-name="T4"> </text:span><text:span text:style-name="T5">(not take) that long.</text:span></text:p>
      <text:p text:style-name="P3"/>
      <text:p text:style-name="P4"><text:span text:style-name="T1">9) </text:span><text:span text:style-name="T5">He </text:span><text:span text:style-name="T6">is going to drive </text:span><text:span text:style-name="T7">(drive)</text:span><text:span text:style-name="T6"> </text:span><text:span text:style-name="T7">his car today</text:span><text:span text:style-name="T5">.</text:span></text:p>
      <text:p text:style-name="P3"/>
      <text:p text:style-name="P4"><text:span text:style-name="T1">10) </text:span><text:span text:style-name="T3">The train </text:span><text:span text:style-name="T6">will arrive</text:span><text:span text:style-name="T4"> </text:span><text:span text:style-name="T3">(arrive) 15 minutes la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5:35:28.179734188</meta:creation-date>
    <dc:date>2021-09-10T08:51:13.466242721</dc:date>
    <meta:editing-duration>PT38M25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1" meta:paragraph-count="11" meta:word-count="103" meta:character-count="527" meta:non-whitespace-character-count="433"/>
  </office:meta>
</office:document-meta>
</file>